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3491A0000548B00006D597AF1A607.pdf" manifest:media-type="application/pdf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342cm" fo:min-width="2.992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2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2.194cm" fo:min-width="2.298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3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64cm" fo:min-width="1.383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4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64cm" fo:min-width="1.84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5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344cm" fo:min-width="1.418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6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64cm" fo:min-width="1.348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7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64cm" fo:min-width="1.418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8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34cm" fo:min-width="1.383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9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342cm" fo:min-width="1.383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10" style:family="graphic" style:parent-style-name="standard">
      <style:graphic-properties draw:stroke="solid" svg:stroke-width="0.212cm" svg:stroke-color="#00ffff" draw:marker-start="Circle" draw:marker-start-width="0.519cm" draw:marker-start-center="false" draw:marker-end="Circle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1" style:family="graphic" style:parent-style-name="standard">
      <style:graphic-properties draw:stroke="solid" svg:stroke-width="0.212cm" svg:stroke-color="#00ff00" draw:marker-start="Circle" draw:marker-start-width="0.519cm" draw:marker-start-center="false" draw:marker-end="Circle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2" style:family="graphic" style:parent-style-name="standard">
      <style:graphic-properties draw:stroke="solid" svg:stroke-width="0.212cm" svg:stroke-color="#00ff00" draw:marker-start="" draw:marker-start-width="0.519cm" draw:marker-start-center="false" draw:marker-end="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3" style:family="graphic" style:parent-style-name="standard">
      <style:graphic-properties draw:stroke="solid" svg:stroke-width="0.212cm" svg:stroke-color="#ffa500" draw:marker-start="Circle" draw:marker-start-width="0.519cm" draw:marker-start-center="false" draw:marker-end="Circle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4" style:family="graphic" style:parent-style-name="standard">
      <style:graphic-properties draw:stroke="solid" svg:stroke-width="0.212cm" svg:stroke-color="#ffa500" draw:marker-start="" draw:marker-start-width="0.519cm" draw:marker-start-center="false" draw:marker-end="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5" style:family="graphic" style:parent-style-name="standard">
      <style:graphic-properties draw:stroke="solid" svg:stroke-width="0.212cm" svg:stroke-color="#ffe4e1" draw:marker-start="Circle" draw:marker-start-width="0.519cm" draw:marker-start-center="false" draw:marker-end="Circle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6" style:family="graphic" style:parent-style-name="standard">
      <style:graphic-properties draw:stroke="solid" svg:stroke-width="0.212cm" svg:stroke-color="#ffe4e1" draw:marker-start="" draw:marker-start-width="0.519cm" draw:marker-start-center="false" draw:marker-end="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7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814cm" fo:min-width="2.437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18" style:family="graphic" style:parent-style-name="standard">
      <style:graphic-properties draw:stroke="solid" svg:stroke-width="0.159cm" svg:stroke-color="#ffff00" draw:marker-start-width="0.437cm" draw:marker-start-center="false" draw:marker-end-width="0.437cm" draw:marker-end-center="false" draw:fill="none" draw:fill-color="#729fcf" draw:textarea-horizontal-align="justify" draw:textarea-vertical-align="middle" draw:auto-grow-height="false" fo:min-height="7.476cm" fo:min-width="7.253cm" fo:padding-top="0.205cm" fo:padding-bottom="0.205cm" fo:padding-left="0.33cm" fo:padding-right="0.33cm" draw:shadow="hidden" draw:shadow-offset-x="0.199cm" draw:shadow-offset-y="0.199cm" draw:shadow-color="#808080" loext:decorative="false"/>
    </style:style>
    <style:style style:name="gr19" style:family="graphic" style:parent-style-name="standard">
      <style:graphic-properties draw:stroke="solid" svg:stroke-width="0.081cm" svg:stroke-color="#ffffff" draw:marker-start-width="0.321cm" draw:marker-start-center="false" draw:marker-end-width="0.321cm" draw:marker-end-center="false" draw:fill="solid" draw:fill-color="#ff69b4" draw:textarea-horizontal-align="justify" draw:textarea-vertical-align="middle" draw:auto-grow-height="false" fo:min-height="0.047cm" fo:min-width="0cm" fo:padding-top="0.166cm" fo:padding-bottom="0.166cm" fo:padding-left="0.289cm" fo:padding-right="0.289cm" draw:shadow="hidden" draw:shadow-offset-x="0.199cm" draw:shadow-offset-y="0.199cm" draw:shadow-color="#808080" loext:decorative="false"/>
    </style:style>
    <style:style style:name="gr20" style:family="graphic" style:parent-style-name="standard">
      <style:graphic-properties draw:stroke="solid" svg:stroke-width="0.081cm" svg:stroke-color="#ffff00" draw:marker-start-width="0.321cm" draw:marker-start-center="false" draw:marker-end-width="0.321cm" draw:marker-end-center="false" draw:fill="solid" draw:fill-color="#000000" draw:textarea-horizontal-align="justify" draw:textarea-vertical-align="middle" draw:auto-grow-height="false" fo:min-height="0cm" fo:min-width="0cm" fo:padding-top="0.166cm" fo:padding-bottom="0.166cm" fo:padding-left="0.289cm" fo:padding-right="0.289cm" draw:shadow="hidden" draw:shadow-offset-x="0.199cm" draw:shadow-offset-y="0.199cm" draw:shadow-color="#808080" loext:decorative="false"/>
    </style:style>
    <style:style style:name="gr21" style:family="graphic">
      <style:graphic-properties style:writing-mode="lr-tb" loext:decorative="false"/>
    </style:style>
    <style:style style:name="gr22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807cm" fo:min-width="1.1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23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433cm" fo:min-width="0.001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24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433cm" fo:min-width="0.001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25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433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26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431cm" fo:min-width="0.001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27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431cm" fo:min-width="0.003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28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431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29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808cm" fo:min-width="1.1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0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431cm" fo:min-width="0.003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1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431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2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808cm" fo:min-width="1.1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3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433cm" fo:min-width="0.003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4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433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5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807cm" fo:min-width="1.1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6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433cm" fo:min-width="0.003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7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23cm" fo:min-width="1.415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38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23cm" fo:min-width="1.418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39" style:family="graphic" style:parent-style-name="standard">
      <style:graphic-properties svg:stroke-width="0.212cm" draw:marker-start-width="0.518cm" draw:marker-end-width="0.518cm" draw:fill="none" loext:fill-use-slide-background="false" draw:textarea-horizontal-align="justify" draw:textarea-vertical-align="middle" draw:auto-grow-height="false" fo:min-height="5.935cm" fo:min-width="3.78cm" fo:padding-top="0.231cm" fo:padding-bottom="0.231cm" fo:padding-left="0.356cm" fo:padding-right="0.356cm" loext:decorative="false"/>
    </style:style>
    <style:style style:name="gr40" style:family="graphic" style:parent-style-name="standard">
      <style:graphic-properties svg:stroke-width="0.212cm" draw:marker-start-width="0.518cm" draw:marker-end-width="0.518cm" draw:fill="none" loext:fill-use-slide-background="false" draw:textarea-horizontal-align="justify" draw:textarea-vertical-align="middle" draw:auto-grow-height="false" fo:min-height="5.935cm" fo:min-width="2.98cm" fo:padding-top="0.231cm" fo:padding-bottom="0.231cm" fo:padding-left="0.356cm" fo:padding-right="0.356cm" loext:decorative="false"/>
    </style:style>
    <style:style style:name="gr41" style:family="graphic" style:parent-style-name="standard">
      <style:graphic-properties svg:stroke-width="0.212cm" draw:marker-start-width="0.518cm" draw:marker-end-width="0.518cm" draw:fill="none" loext:fill-use-slide-background="false" draw:textarea-horizontal-align="justify" draw:textarea-vertical-align="middle" draw:auto-grow-height="false" fo:min-height="5.935cm" fo:min-width="2.02cm" fo:padding-top="0.231cm" fo:padding-bottom="0.231cm" fo:padding-left="0.356cm" fo:padding-right="0.356cm" loext:decorative="false"/>
    </style:style>
    <style:style style:name="gr42" style:family="graphic" style:parent-style-name="standard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32%" draw:textarea-horizontal-align="center" draw:textarea-vertical-align="middle" draw:auto-grow-height="false" draw:fit-to-size="false" style:shrink-to-fit="false" fo:min-height="2.226cm" fo:min-width="8.244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43" style:family="graphic" style:parent-style-name="standard">
      <style:graphic-properties draw:stroke="none" draw:fill="none" fo:min-height="1.576cm" loext:decorative="false"/>
      <style:paragraph-properties style:writing-mode="lr-tb"/>
    </style:style>
    <style:style style:name="gr44" style:family="graphic" style:parent-style-name="standard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32%" draw:textarea-horizontal-align="center" draw:textarea-vertical-align="middle" draw:auto-grow-height="false" draw:fit-to-size="false" style:shrink-to-fit="false" fo:min-height="2.423cm" fo:min-width="4.347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45" style:family="graphic" style:parent-style-name="standard">
      <style:graphic-properties draw:stroke="none" draw:fill="none" fo:min-height="2.13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writing-mode="lr-tb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90%" fo:text-align="center" fo:text-indent="0cm"/>
      <style:text-properties fo:font-variant="normal" fo:text-transform="none" fo:color="#00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90%" fo:text-align="center" fo:text-indent="0cm"/>
      <style:text-properties fo:font-variant="normal" fo:text-transform="none" fo:color="#00ff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ff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90%" fo:text-align="center" fo:text-indent="0cm"/>
      <style:text-properties fo:font-variant="normal" fo:text-transform="none" fo:color="#ffe4e1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e4e1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a5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indent="0cm" style:writing-mode="lr-tb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87ceeb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69b4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1e90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9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80%" fo:text-align="center" fo:text-indent="0cm" style:writing-mode="lr-tb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8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24" style:family="paragraph">
      <loext:graphic-properties draw:fill="solid" draw:fill-color="#ffffff" draw:secondary-fill-color="#d4ea6b" draw:opacity="32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25" style:family="paragraph">
      <loext:graphic-properties draw:fill="none"/>
      <style:text-properties fo:color="#a9a9a9" loext:opacity="100%" fo:font-size="40pt" style:font-size-asian="40pt" style:font-size-complex="40pt"/>
    </style:style>
    <style:style style:name="T1" style:family="text">
      <style:text-properties fo:font-variant="normal" fo:text-transform="none" fo:color="#00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ff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e4e1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a5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87ceeb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a9a9a9" loext:opacity="100%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Lucida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a9a9a9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492cm" svg:height="1.592cm" svg:x="9.252cm" svg:y="2.619cm">
          <draw:text-box>
            <text:p text:style-name="P1"><text:span text:style-name="T1">Tautology</text:span></text:p>
            <text:p text:style-name="P1"><text:span text:style-name="T1">1111</text:span></text:p>
          </draw:text-box>
        </draw:frame>
        <draw:frame draw:style-name="gr2" draw:text-style-name="P4" draw:layer="layout" svg:width="2.798cm" svg:height="2.444cm" svg:x="9.647cm" svg:y="15.512cm">
          <draw:text-box>
            <text:p text:style-name="P3"><text:span text:style-name="T1">Contra-</text:span></text:p>
            <text:p text:style-name="P3"><text:span text:style-name="T1">-diction</text:span></text:p>
            <text:p text:style-name="P3"><text:span text:style-name="T1">0000</text:span></text:p>
          </draw:text-box>
        </draw:frame>
        <draw:frame draw:style-name="gr3" draw:text-style-name="P4" draw:layer="layout" svg:width="1.883cm" svg:height="1.714cm" svg:x="3.396cm" svg:y="8.961cm">
          <draw:text-box>
            <text:p text:style-name="P3"><text:span text:style-name="T1">XOR</text:span></text:p>
            <text:p text:style-name="P3"><text:span text:style-name="T1">0110</text:span></text:p>
          </draw:text-box>
        </draw:frame>
        <draw:frame draw:style-name="gr4" draw:text-style-name="P4" draw:layer="layout" svg:width="2.34cm" svg:height="1.714cm" svg:x="16.755cm" svg:y="9.147cm">
          <draw:text-box>
            <text:p text:style-name="P3"><text:span text:style-name="T1">XNOR</text:span></text:p>
            <text:p text:style-name="P3"><text:span text:style-name="T1">1001</text:span></text:p>
          </draw:text-box>
        </draw:frame>
        <draw:frame draw:style-name="gr5" draw:text-style-name="P5" draw:layer="layout" svg:width="1.918cm" svg:height="1.594cm" svg:x="5.038cm" svg:y="4.53cm">
          <draw:text-box>
            <text:p text:style-name="P1"><text:span text:style-name="T2">AND</text:span></text:p>
            <text:p text:style-name="P1"><text:span text:style-name="T2">0001</text:span></text:p>
          </draw:text-box>
        </draw:frame>
        <draw:frame draw:style-name="gr4" draw:text-style-name="P6" draw:layer="layout" svg:width="2.34cm" svg:height="1.714cm" svg:x="14.903cm" svg:y="13.834cm">
          <draw:text-box>
            <text:p text:style-name="P3"><text:span text:style-name="T2">NAND</text:span></text:p>
            <text:p text:style-name="P3"><text:span text:style-name="T2">1110</text:span></text:p>
          </draw:text-box>
        </draw:frame>
        <draw:frame draw:style-name="gr6" draw:text-style-name="P6" draw:layer="layout" svg:width="1.848cm" svg:height="1.714cm" svg:x="5.448cm" svg:y="13.874cm">
          <draw:text-box>
            <text:p text:style-name="P3"><text:span text:style-name="T2">OR</text:span></text:p>
            <text:p text:style-name="P3"><text:span text:style-name="T2">0111</text:span></text:p>
          </draw:text-box>
        </draw:frame>
        <draw:frame draw:style-name="gr7" draw:text-style-name="P4" draw:layer="layout" svg:width="1.918cm" svg:height="1.714cm" svg:x="14.93cm" svg:y="4.276cm">
          <draw:text-box>
            <text:p text:style-name="P3"><text:span text:style-name="T1">NOR</text:span></text:p>
            <text:p text:style-name="P3"><text:span text:style-name="T1">1000</text:span></text:p>
          </draw:text-box>
        </draw:frame>
        <draw:frame draw:style-name="gr8" draw:text-style-name="P7" draw:layer="layout" svg:width="1.883cm" svg:height="1.59cm" svg:x="7.356cm" svg:y="3.055cm">
          <draw:text-box draw:corner-radius="0.552cm">
            <text:p text:style-name="P1"><text:span text:style-name="T3">MI</text:span></text:p>
            <text:p text:style-name="P1"><text:span text:style-name="T3">1101</text:span></text:p>
          </draw:text-box>
        </draw:frame>
        <draw:frame draw:style-name="gr7" draw:text-style-name="P8" draw:layer="layout" svg:width="1.918cm" svg:height="1.714cm" svg:x="12.684cm" svg:y="15.099cm">
          <draw:text-box draw:corner-radius="0.552cm">
            <text:p text:style-name="P3"><text:span text:style-name="T3">MNI</text:span></text:p>
            <text:p text:style-name="P3"><text:span text:style-name="T3">0010</text:span></text:p>
          </draw:text-box>
        </draw:frame>
        <draw:frame draw:style-name="gr3" draw:text-style-name="P9" draw:layer="layout" svg:width="1.883cm" svg:height="1.714cm" svg:x="3.928cm" svg:y="6.514cm">
          <draw:text-box>
            <text:p text:style-name="P3"><text:span text:style-name="T4">LP</text:span></text:p>
            <text:p text:style-name="P3"><text:span text:style-name="T4">0011</text:span></text:p>
          </draw:text-box>
        </draw:frame>
        <draw:frame draw:style-name="gr3" draw:text-style-name="P9" draw:layer="layout" svg:width="1.883cm" svg:height="1.714cm" svg:x="16.016cm" svg:y="11.677cm">
          <draw:text-box>
            <text:p text:style-name="P3"><text:span text:style-name="T4">LC</text:span></text:p>
            <text:p text:style-name="P3"><text:span text:style-name="T4">1100</text:span></text:p>
          </draw:text-box>
        </draw:frame>
        <draw:frame draw:style-name="gr7" draw:text-style-name="P9" draw:layer="layout" svg:width="1.918cm" svg:height="1.714cm" svg:x="16.159cm" svg:y="6.514cm">
          <draw:text-box>
            <text:p text:style-name="P3"><text:span text:style-name="T4">RP</text:span></text:p>
            <text:p text:style-name="P3"><text:span text:style-name="T4">0101</text:span></text:p>
          </draw:text-box>
        </draw:frame>
        <draw:frame draw:style-name="gr7" draw:text-style-name="P9" draw:layer="layout" svg:width="1.918cm" svg:height="1.714cm" svg:x="4.008cm" svg:y="11.679cm">
          <draw:text-box>
            <text:p text:style-name="P3"><text:span text:style-name="T4">RC</text:span></text:p>
            <text:p text:style-name="P3"><text:span text:style-name="T4">1010</text:span></text:p>
          </draw:text-box>
        </draw:frame>
        <draw:frame draw:style-name="gr9" draw:text-style-name="P7" draw:layer="layout" svg:width="1.883cm" svg:height="1.592cm" svg:x="12.938cm" svg:y="3.023cm">
          <draw:text-box>
            <text:p text:style-name="P1"><text:span text:style-name="T3">CI</text:span></text:p>
            <text:p text:style-name="P1"><text:span text:style-name="T3">1011</text:span></text:p>
          </draw:text-box>
        </draw:frame>
        <draw:frame draw:style-name="gr7" draw:text-style-name="P8" draw:layer="layout" svg:width="1.918cm" svg:height="1.714cm" svg:x="7.481cm" svg:y="15.099cm">
          <draw:text-box>
            <text:p text:style-name="P3"><text:span text:style-name="T3">CNI</text:span></text:p>
            <text:p text:style-name="P3"><text:span text:style-name="T3">0100</text:span></text:p>
          </draw:text-box>
        </draw:frame>
        <draw:line draw:style-name="gr10" draw:text-style-name="P10" draw:layer="layout" svg:x1="10.963cm" svg:y1="4.073cm" svg:x2="10.963cm" svg:y2="15.657cm">
          <text:p/>
        </draw:line>
        <draw:line draw:style-name="gr10" draw:text-style-name="P10" draw:layer="layout" svg:x1="5.113cm" svg:y1="9.862cm" svg:x2="16.827cm" svg:y2="9.862cm">
          <text:p/>
        </draw:line>
        <draw:line draw:style-name="gr11" draw:text-style-name="P10" draw:layer="layout" svg:x1="6.851cm" svg:y1="5.754cm" svg:x2="15.074cm" svg:y2="13.95cm">
          <text:p/>
        </draw:line>
        <draw:line draw:style-name="gr11" draw:text-style-name="P10" draw:layer="layout" svg:x1="15.056cm" svg:y1="5.775cm" svg:x2="6.869cm" svg:y2="13.96cm">
          <text:p/>
        </draw:line>
        <draw:line draw:style-name="gr12" draw:text-style-name="P10" draw:layer="layout" svg:x1="6.959cm" svg:y1="5.839cm" svg:x2="6.96cm" svg:y2="13.903cm">
          <text:p/>
        </draw:line>
        <draw:line draw:style-name="gr12" draw:text-style-name="P10" draw:layer="layout" svg:x1="14.972cm" svg:y1="5.863cm" svg:x2="14.972cm" svg:y2="13.911cm">
          <text:p/>
        </draw:line>
        <draw:line draw:style-name="gr12" draw:text-style-name="P10" draw:layer="layout" svg:x1="6.959cm" svg:y1="5.888cm" svg:x2="15.046cm" svg:y2="5.888cm">
          <text:p/>
        </draw:line>
        <draw:line draw:style-name="gr12" draw:text-style-name="P10" draw:layer="layout" svg:x1="6.959cm" svg:y1="13.834cm" svg:x2="14.953cm" svg:y2="13.833cm">
          <text:p/>
        </draw:line>
        <draw:line draw:style-name="gr13" draw:text-style-name="P10" draw:layer="layout" svg:x1="5.581cm" svg:y1="7.581cm" svg:x2="16.343cm" svg:y2="12.069cm">
          <text:p/>
        </draw:line>
        <draw:line draw:style-name="gr13" draw:text-style-name="P10" draw:layer="layout" svg:x1="5.583cm" svg:y1="12.077cm" svg:x2="16.312cm" svg:y2="7.648cm">
          <text:p/>
        </draw:line>
        <draw:line draw:style-name="gr14" draw:text-style-name="P10" draw:layer="layout" svg:x1="5.816cm" svg:y1="7.581cm" svg:x2="5.816cm" svg:y2="11.962cm">
          <text:p/>
        </draw:line>
        <draw:line draw:style-name="gr14" draw:text-style-name="P10" draw:layer="layout" svg:x1="16.126cm" svg:y1="7.666cm" svg:x2="16.126cm" svg:y2="11.958cm">
          <text:p/>
        </draw:line>
        <draw:line draw:style-name="gr15" draw:text-style-name="P10" draw:layer="layout" svg:x1="8.749cm" svg:y1="4.54cm" svg:x2="13.185cm" svg:y2="15.221cm">
          <text:p/>
        </draw:line>
        <draw:line draw:style-name="gr15" draw:text-style-name="P10" draw:layer="layout" svg:x1="13.18cm" svg:y1="4.54cm" svg:x2="8.749cm" svg:y2="15.221cm">
          <text:p/>
        </draw:line>
        <draw:line draw:style-name="gr16" draw:text-style-name="P10" draw:layer="layout" svg:x1="13.186cm" svg:y1="15.014cm" svg:x2="8.707cm" svg:y2="15.014cm">
          <text:p/>
        </draw:line>
        <draw:line draw:style-name="gr16" draw:text-style-name="P10" draw:layer="layout" svg:x1="13.186cm" svg:y1="4.704cm" svg:x2="8.707cm" svg:y2="4.704cm">
          <text:p/>
        </draw:line>
        <draw:line draw:style-name="gr16" draw:text-style-name="P10" draw:layer="layout" svg:x1="8.783cm" svg:y1="4.618cm" svg:x2="8.783cm" svg:y2="15.092cm">
          <text:p/>
        </draw:line>
        <draw:line draw:style-name="gr16" draw:text-style-name="P10" draw:layer="layout" svg:x1="13.101cm" svg:y1="4.572cm" svg:x2="13.101cm" svg:y2="15.046cm">
          <text:p/>
        </draw:line>
        <draw:line draw:style-name="gr14" draw:text-style-name="P10" draw:layer="layout" svg:x1="5.582cm" svg:y1="7.626cm" svg:x2="16.176cm" svg:y2="7.625cm">
          <text:p/>
        </draw:line>
        <draw:line draw:style-name="gr14" draw:text-style-name="P10" draw:layer="layout" svg:x1="16.268cm" svg:y1="12.028cm" svg:x2="5.622cm" svg:y2="12.027cm">
          <text:p/>
        </draw:line>
        <draw:frame draw:style-name="gr17" draw:text-style-name="P12" draw:layer="layout" svg:width="2.937cm" svg:height="1.064cm" svg:x="15.897cm" svg:y="1.529cm">
          <draw:text-box>
            <text:p text:style-name="P11"><text:span text:style-name="T5">16-Gon</text:span></text:p>
          </draw:text-box>
        </draw:frame>
        <draw:custom-shape draw:style-name="gr18" draw:text-style-name="P13" draw:layer="layout" svg:width="11.189cm" svg:height="11.152cm" svg:x="5.398cm" svg:y="4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532cm" svg:height="0.535cm" svg:x="10.688cm" svg:y="9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19cm" svg:height="0.419cm" svg:x="9.111cm" svg:y="5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573cm" svg:y="5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0.749cm" svg:y="5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0.749cm" svg:y="15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0.749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573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901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901cm" svg:y="1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386cm" svg:y="1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0.749cm" svg:y="1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19cm" svg:height="0.419cm" svg:x="9.111cm" svg:y="1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573cm" svg:y="1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19cm" svg:height="0.419cm" svg:x="6.772cm" svg:y="1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4.739cm" svg:y="1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901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0.749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573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6.749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4.739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1.638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9.836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573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573cm" svg:y="10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8.573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6.749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6.749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4.739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14.739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12.901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11.638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10.749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9.836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6.749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901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4.739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5.905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5.611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5.153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6.38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6.749cm" svg:y="5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386cm" svg:y="5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901cm" svg:y="5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4.739cm" svg:y="5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573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901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0.749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0.749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5.611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5.611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6.749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4.739cm" svg:y="7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901cm" svg:y="8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573cm" svg:y="8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901cm" svg:y="10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5.905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15.905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1">
          <draw:custom-shape draw:style-name="gr22" draw:text-style-name="P16" draw:layer="layout" svg:width="1.632cm" svg:height="1.093cm" svg:x="13.124cm" svg:y="2.0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1">
            <draw:custom-shape draw:style-name="gr23" draw:text-style-name="P16" draw:layer="layout" svg:width="0.533cm" svg:height="0.719cm" svg:x="13.302cm" svg:y="2.2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17" draw:layer="layout" svg:width="0.533cm" svg:height="0.719cm" svg:x="14.046cm" svg:y="2.2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16" draw:layer="layout" svg:width="0.193cm" svg:height="0.719cm" svg:x="13.843cm" svg:y="2.2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22" draw:text-style-name="P16" draw:layer="layout" svg:width="1.632cm" svg:height="1.093cm" svg:x="19.007cm" svg:y="9.219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26" draw:text-style-name="P17" draw:layer="layout" svg:width="0.533cm" svg:height="0.717cm" svg:x="19.185cm" svg:y="9.40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7" draw:layer="layout" svg:width="0.535cm" svg:height="0.717cm" svg:x="19.927cm" svg:y="9.406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6" draw:layer="layout" svg:width="0.193cm" svg:height="0.717cm" svg:x="19.726cm" svg:y="9.406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17" draw:layer="layout" svg:width="1.632cm" svg:height="1.094cm" svg:x="17.823cm" svg:y="6.63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26" draw:text-style-name="P17" draw:layer="layout" svg:width="0.533cm" svg:height="0.717cm" svg:x="18.001cm" svg:y="6.821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6" draw:layer="layout" svg:width="0.535cm" svg:height="0.717cm" svg:x="18.743cm" svg:y="6.82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6" draw:layer="layout" svg:width="0.193cm" svg:height="0.717cm" svg:x="18.542cm" svg:y="6.821cm">
            <text:p/>
            <draw:enhanced-geometry svg:viewBox="0 0 21600 21600" draw:type="rectangle" draw:enhanced-path="M 0 0 L 21600 0 21600 21600 0 21600 0 0 Z N"/>
          </draw:custom-shape>
        </draw:g>
        <draw:custom-shape draw:style-name="gr22" draw:text-style-name="P16" draw:layer="layout" svg:width="1.632cm" svg:height="1.093cm" svg:x="17.823cm" svg:y="12.166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26" draw:text-style-name="P17" draw:layer="layout" svg:width="0.533cm" svg:height="0.717cm" svg:x="18.001cm" svg:y="12.35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6" draw:layer="layout" svg:width="0.535cm" svg:height="0.717cm" svg:x="18.743cm" svg:y="12.354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7" draw:layer="layout" svg:width="0.193cm" svg:height="0.717cm" svg:x="18.542cm" svg:y="12.354cm">
            <text:p/>
            <draw:enhanced-geometry svg:viewBox="0 0 21600 21600" draw:type="rectangle" draw:enhanced-path="M 0 0 L 21600 0 21600 21600 0 21600 0 0 Z N"/>
          </draw:custom-shape>
        </draw:g>
        <draw:custom-shape draw:style-name="gr32" draw:text-style-name="P16" draw:layer="layout" svg:width="1.632cm" svg:height="1.094cm" svg:x="16.883cm" svg:y="14.907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23" draw:text-style-name="P16" draw:layer="layout" svg:width="0.533cm" svg:height="0.719cm" svg:x="17.061cm" svg:y="15.097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6" draw:layer="layout" svg:width="0.535cm" svg:height="0.719cm" svg:x="17.803cm" svg:y="15.097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7" draw:layer="layout" svg:width="0.193cm" svg:height="0.719cm" svg:x="17.602cm" svg:y="15.097cm">
            <text:p/>
            <draw:enhanced-geometry svg:viewBox="0 0 21600 21600" draw:type="rectangle" draw:enhanced-path="M 0 0 L 21600 0 21600 21600 0 21600 0 0 Z N"/>
          </draw:custom-shape>
        </draw:g>
        <draw:custom-shape draw:style-name="gr35" draw:text-style-name="P17" draw:layer="layout" svg:width="1.632cm" svg:height="1.093cm" svg:x="13.124cm" svg:y="16.693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23" draw:text-style-name="P16" draw:layer="layout" svg:width="0.533cm" svg:height="0.719cm" svg:x="13.302cm" svg:y="16.88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7" draw:layer="layout" svg:width="0.533cm" svg:height="0.719cm" svg:x="14.046cm" svg:y="16.88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7" draw:layer="layout" svg:width="0.193cm" svg:height="0.719cm" svg:x="13.843cm" svg:y="16.882cm">
            <text:p/>
            <draw:enhanced-geometry svg:viewBox="0 0 21600 21600" draw:type="rectangle" draw:enhanced-path="M 0 0 L 21600 0 21600 21600 0 21600 0 0 Z N"/>
          </draw:custom-shape>
        </draw:g>
        <draw:custom-shape draw:style-name="gr35" draw:text-style-name="P17" draw:layer="layout" svg:width="1.632cm" svg:height="1.093cm" svg:x="10.139cm" svg:y="17.8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1">
          <draw:custom-shape draw:style-name="gr36" draw:text-style-name="P17" draw:layer="layout" svg:width="0.535cm" svg:height="0.719cm" svg:x="10.317cm" svg:y="18.01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7" draw:layer="layout" svg:width="0.533cm" svg:height="0.719cm" svg:x="11.062cm" svg:y="18.018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7" draw:layer="layout" svg:width="0.193cm" svg:height="0.719cm" svg:x="10.861cm" svg:y="18.018cm">
            <text:p/>
            <draw:enhanced-geometry svg:viewBox="0 0 21600 21600" draw:type="rectangle" draw:enhanced-path="M 0 0 L 21600 0 21600 21600 0 21600 0 0 Z N"/>
          </draw:custom-shape>
        </draw:g>
        <draw:custom-shape draw:style-name="gr35" draw:text-style-name="P17" draw:layer="layout" svg:width="1.632cm" svg:height="1.093cm" svg:x="7.063cm" svg:y="16.693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36" draw:text-style-name="P17" draw:layer="layout" svg:width="0.535cm" svg:height="0.719cm" svg:x="7.241cm" svg:y="16.882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6" draw:layer="layout" svg:width="0.533cm" svg:height="0.719cm" svg:x="7.985cm" svg:y="16.88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7" draw:layer="layout" svg:width="0.193cm" svg:height="0.719cm" svg:x="7.783cm" svg:y="16.882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17" draw:layer="layout" svg:width="1.632cm" svg:height="1.094cm" svg:x="1.796cm" svg:y="9.207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23" draw:text-style-name="P16" draw:layer="layout" svg:width="0.533cm" svg:height="0.719cm" svg:x="1.974cm" svg:y="9.39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6" draw:layer="layout" svg:width="0.533cm" svg:height="0.719cm" svg:x="2.717cm" svg:y="9.397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7" draw:layer="layout" svg:width="0.195cm" svg:height="0.719cm" svg:x="2.516cm" svg:y="9.397cm">
            <text:p/>
            <draw:enhanced-geometry svg:viewBox="0 0 21600 21600" draw:type="rectangle" draw:enhanced-path="M 0 0 L 21600 0 21600 21600 0 21600 0 0 Z N"/>
          </draw:custom-shape>
        </draw:g>
        <draw:custom-shape draw:style-name="gr22" draw:text-style-name="P16" draw:layer="layout" svg:width="1.632cm" svg:height="1.093cm" svg:x="2.45cm" svg:y="12.166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30" draw:text-style-name="P16" draw:layer="layout" svg:width="0.535cm" svg:height="0.717cm" svg:x="2.627cm" svg:y="12.35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7" draw:layer="layout" svg:width="0.533cm" svg:height="0.717cm" svg:x="3.373cm" svg:y="12.354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7" draw:layer="layout" svg:width="0.195cm" svg:height="0.717cm" svg:x="3.17cm" svg:y="12.354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17" draw:layer="layout" svg:width="1.632cm" svg:height="1.094cm" svg:x="2.45cm" svg:y="6.63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30" draw:text-style-name="P16" draw:layer="layout" svg:width="0.535cm" svg:height="0.717cm" svg:x="2.627cm" svg:y="6.821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7" draw:layer="layout" svg:width="0.533cm" svg:height="0.717cm" svg:x="3.373cm" svg:y="6.82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6" draw:layer="layout" svg:width="0.195cm" svg:height="0.717cm" svg:x="3.17cm" svg:y="6.821cm">
            <text:p/>
            <draw:enhanced-geometry svg:viewBox="0 0 21600 21600" draw:type="rectangle" draw:enhanced-path="M 0 0 L 21600 0 21600 21600 0 21600 0 0 Z N"/>
          </draw:custom-shape>
        </draw:g>
        <draw:custom-shape draw:style-name="gr35" draw:text-style-name="P17" draw:layer="layout" svg:width="1.632cm" svg:height="1.093cm" svg:x="3.592cm" svg:y="3.874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26" draw:text-style-name="P17" draw:layer="layout" svg:width="0.533cm" svg:height="0.717cm" svg:x="3.77cm" svg:y="4.061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7" draw:layer="layout" svg:width="0.533cm" svg:height="0.717cm" svg:x="4.515cm" svg:y="4.06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6" draw:layer="layout" svg:width="0.193cm" svg:height="0.717cm" svg:x="4.313cm" svg:y="4.061cm">
            <text:p/>
            <draw:enhanced-geometry svg:viewBox="0 0 21600 21600" draw:type="rectangle" draw:enhanced-path="M 0 0 L 21600 0 21600 21600 0 21600 0 0 Z N"/>
          </draw:custom-shape>
        </draw:g>
        <draw:custom-shape draw:style-name="gr22" draw:text-style-name="P16" draw:layer="layout" svg:width="1.632cm" svg:height="1.093cm" svg:x="7.063cm" svg:y="2.053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36" draw:text-style-name="P17" draw:layer="layout" svg:width="0.535cm" svg:height="0.719cm" svg:x="7.241cm" svg:y="2.24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6" draw:layer="layout" svg:width="0.533cm" svg:height="0.719cm" svg:x="7.985cm" svg:y="2.24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6" draw:layer="layout" svg:width="0.193cm" svg:height="0.719cm" svg:x="7.783cm" svg:y="2.24cm">
            <text:p/>
            <draw:enhanced-geometry svg:viewBox="0 0 21600 21600" draw:type="rectangle" draw:enhanced-path="M 0 0 L 21600 0 21600 21600 0 21600 0 0 Z N"/>
          </draw:custom-shape>
        </draw:g>
        <draw:g draw:style-name="gr21">
          <draw:custom-shape draw:style-name="gr22" draw:text-style-name="P16" draw:layer="layout" svg:width="1.632cm" svg:height="1.093cm" svg:x="16.714cm" svg:y="3.827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6" draw:text-style-name="P17" draw:layer="layout" svg:width="0.535cm" svg:height="0.719cm" svg:x="16.892cm" svg:y="4.014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7" draw:layer="layout" svg:width="0.535cm" svg:height="0.719cm" svg:x="17.634cm" svg:y="4.014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7" draw:layer="layout" svg:width="0.195cm" svg:height="0.719cm" svg:x="17.433cm" svg:y="4.014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5" draw:text-style-name="P17" draw:layer="layout" svg:width="1.632cm" svg:height="1.093cm" svg:x="3.945cm" svg:y="14.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3" draw:text-style-name="P16" draw:layer="layout" svg:width="0.535cm" svg:height="0.719cm" svg:x="4.123cm" svg:y="15.087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6" draw:layer="layout" svg:width="0.535cm" svg:height="0.719cm" svg:x="4.866cm" svg:y="15.087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6" draw:layer="layout" svg:width="0.195cm" svg:height="0.719cm" svg:x="4.665cm" svg:y="15.087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22" draw:text-style-name="P16" draw:layer="layout" svg:width="1.632cm" svg:height="1.093cm" svg:x="10.137cm" svg:y="1.609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33" draw:text-style-name="P16" draw:layer="layout" svg:width="0.535cm" svg:height="0.719cm" svg:x="10.316cm" svg:y="1.79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6" draw:layer="layout" svg:width="0.533cm" svg:height="0.719cm" svg:x="11.06cm" svg:y="1.79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6" draw:layer="layout" svg:width="0.193cm" svg:height="0.719cm" svg:x="10.859cm" svg:y="1.796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8" draw:layer="layout" svg:width="3.492cm" svg:height="1.592cm" svg:x="14.903cm" svg:y="19.937cm">
          <draw:text-box>
            <text:p text:style-name="P1"><text:span text:style-name="T6">Tautology</text:span></text:p>
            <text:p text:style-name="P1"><text:span text:style-name="T6">1111</text:span></text:p>
          </draw:text-box>
        </draw:frame>
        <draw:frame draw:style-name="gr2" draw:text-style-name="P20" draw:layer="layout" svg:width="2.798cm" svg:height="2.444cm" svg:x="15.275cm" svg:y="24.171cm">
          <draw:text-box>
            <text:p text:style-name="P19"><text:span text:style-name="T6">Contra-</text:span></text:p>
            <text:p text:style-name="P19"><text:span text:style-name="T6">-diction</text:span></text:p>
            <text:p text:style-name="P19"><text:span text:style-name="T6">0000</text:span></text:p>
          </draw:text-box>
        </draw:frame>
        <draw:frame draw:style-name="gr3" draw:text-style-name="P21" draw:layer="layout" svg:width="1.883cm" svg:height="1.714cm" svg:x="19.195cm" svg:y="24.154cm">
          <draw:text-box>
            <text:p text:style-name="P3"><text:span text:style-name="T6">XOR</text:span></text:p>
            <text:p text:style-name="P3"><text:span text:style-name="T6">0110</text:span></text:p>
          </draw:text-box>
        </draw:frame>
        <draw:frame draw:style-name="gr4" draw:text-style-name="P21" draw:layer="layout" svg:width="2.34cm" svg:height="1.714cm" svg:x="18.954cm" svg:y="19.815cm">
          <draw:text-box>
            <text:p text:style-name="P3"><text:span text:style-name="T6">XNOR</text:span></text:p>
            <text:p text:style-name="P3"><text:span text:style-name="T6">1001</text:span></text:p>
          </draw:text-box>
        </draw:frame>
        <draw:frame draw:style-name="gr5" draw:text-style-name="P18" draw:layer="layout" svg:width="1.918cm" svg:height="1.594cm" svg:x="0.564cm" svg:y="19.935cm">
          <draw:text-box>
            <text:p text:style-name="P1"><text:span text:style-name="T6">AND</text:span></text:p>
            <text:p text:style-name="P1"><text:span text:style-name="T6">0001</text:span></text:p>
          </draw:text-box>
        </draw:frame>
        <draw:frame draw:style-name="gr4" draw:text-style-name="P21" draw:layer="layout" svg:width="2.34cm" svg:height="1.714cm" svg:x="0.362cm" svg:y="24.154cm">
          <draw:text-box>
            <text:p text:style-name="P3"><text:span text:style-name="T6">NAND</text:span></text:p>
            <text:p text:style-name="P3"><text:span text:style-name="T6">1110</text:span></text:p>
          </draw:text-box>
        </draw:frame>
        <draw:frame draw:style-name="gr6" draw:text-style-name="P21" draw:layer="layout" svg:width="1.848cm" svg:height="1.714cm" svg:x="2.582cm" svg:y="24.168cm">
          <draw:text-box>
            <text:p text:style-name="P3"><text:span text:style-name="T6">OR</text:span></text:p>
            <text:p text:style-name="P3"><text:span text:style-name="T6">0111</text:span></text:p>
          </draw:text-box>
        </draw:frame>
        <draw:frame draw:style-name="gr7" draw:text-style-name="P21" draw:layer="layout" svg:width="1.918cm" svg:height="1.714cm" svg:x="2.594cm" svg:y="19.815cm">
          <draw:text-box>
            <text:p text:style-name="P3"><text:span text:style-name="T6">NOR</text:span></text:p>
            <text:p text:style-name="P3"><text:span text:style-name="T6">1000</text:span></text:p>
          </draw:text-box>
        </draw:frame>
        <draw:frame draw:style-name="gr8" draw:text-style-name="P18" draw:layer="layout" svg:width="1.883cm" svg:height="1.59cm" svg:x="5.322cm" svg:y="19.939cm">
          <draw:text-box draw:corner-radius="0.552cm">
            <text:p text:style-name="P1"><text:span text:style-name="T6">MI</text:span></text:p>
            <text:p text:style-name="P1"><text:span text:style-name="T6">1101</text:span></text:p>
          </draw:text-box>
        </draw:frame>
        <draw:frame draw:style-name="gr37" draw:text-style-name="P21" draw:layer="layout" svg:width="1.915cm" svg:height="1.673cm" svg:x="5.326cm" svg:y="24.123cm">
          <draw:text-box draw:corner-radius="0.552cm">
            <text:p text:style-name="P3"><text:span text:style-name="T6">MNI</text:span></text:p>
            <text:p text:style-name="P3"><text:span text:style-name="T6">0010</text:span></text:p>
          </draw:text-box>
        </draw:frame>
        <draw:frame draw:style-name="gr3" draw:text-style-name="P21" draw:layer="layout" svg:width="1.883cm" svg:height="1.714cm" svg:x="10.127cm" svg:y="19.815cm">
          <draw:text-box>
            <text:p text:style-name="P3"><text:span text:style-name="T6">LP</text:span></text:p>
            <text:p text:style-name="P3"><text:span text:style-name="T6">0011</text:span></text:p>
          </draw:text-box>
        </draw:frame>
        <draw:frame draw:style-name="gr3" draw:text-style-name="P21" draw:layer="layout" svg:width="1.883cm" svg:height="1.714cm" svg:x="10.128cm" svg:y="24.154cm">
          <draw:text-box>
            <text:p text:style-name="P3"><text:span text:style-name="T6">LC</text:span></text:p>
            <text:p text:style-name="P3"><text:span text:style-name="T6">1100</text:span></text:p>
          </draw:text-box>
        </draw:frame>
        <draw:frame draw:style-name="gr38" draw:text-style-name="P21" draw:layer="layout" svg:width="1.918cm" svg:height="1.673cm" svg:x="12.189cm" svg:y="19.856cm">
          <draw:text-box>
            <text:p text:style-name="P3"><text:span text:style-name="T6">RP</text:span></text:p>
            <text:p text:style-name="P3"><text:span text:style-name="T6">0101</text:span></text:p>
          </draw:text-box>
        </draw:frame>
        <draw:frame draw:style-name="gr7" draw:text-style-name="P21" draw:layer="layout" svg:width="1.918cm" svg:height="1.714cm" svg:x="12.199cm" svg:y="24.154cm">
          <draw:text-box>
            <text:p text:style-name="P3"><text:span text:style-name="T6">RC</text:span></text:p>
            <text:p text:style-name="P3"><text:span text:style-name="T6">1010</text:span></text:p>
          </draw:text-box>
        </draw:frame>
        <draw:frame draw:style-name="gr9" draw:text-style-name="P18" draw:layer="layout" svg:width="1.883cm" svg:height="1.592cm" svg:x="7.375cm" svg:y="19.937cm">
          <draw:text-box>
            <text:p text:style-name="P1"><text:span text:style-name="T6">CI</text:span></text:p>
            <text:p text:style-name="P1"><text:span text:style-name="T6">1011</text:span></text:p>
          </draw:text-box>
        </draw:frame>
        <draw:frame draw:style-name="gr7" draw:text-style-name="P21" draw:layer="layout" svg:width="1.918cm" svg:height="1.714cm" svg:x="7.356cm" svg:y="24.123cm">
          <draw:text-box>
            <text:p text:style-name="P3"><text:span text:style-name="T6">CNI</text:span></text:p>
            <text:p text:style-name="P3"><text:span text:style-name="T6">0100</text:span></text:p>
          </draw:text-box>
        </draw:frame>
        <draw:g draw:style-name="gr21">
          <draw:custom-shape draw:style-name="gr22" draw:text-style-name="P16" draw:layer="layout" svg:width="1.632cm" svg:height="1.093cm" svg:x="7.515cm" svg:y="21.5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1">
            <draw:custom-shape draw:style-name="gr23" draw:text-style-name="P16" draw:layer="layout" svg:width="0.533cm" svg:height="0.719cm" svg:x="7.693cm" svg:y="21.7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17" draw:layer="layout" svg:width="0.533cm" svg:height="0.719cm" svg:x="8.437cm" svg:y="21.7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16" draw:layer="layout" svg:width="0.193cm" svg:height="0.719cm" svg:x="8.234cm" svg:y="21.7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1">
          <draw:custom-shape draw:style-name="gr22" draw:text-style-name="P16" draw:layer="layout" svg:width="1.632cm" svg:height="1.093cm" svg:x="19.313cm" svg:y="21.53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26" draw:text-style-name="P17" draw:layer="layout" svg:width="0.533cm" svg:height="0.717cm" svg:x="19.491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17" draw:layer="layout" svg:width="0.535cm" svg:height="0.717cm" svg:x="20.233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193cm" svg:height="0.717cm" svg:x="20.032cm" svg:y="21.7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9" draw:text-style-name="P17" draw:layer="layout" svg:width="1.632cm" svg:height="1.094cm" svg:x="12.339cm" svg:y="21.53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26" draw:text-style-name="P17" draw:layer="layout" svg:width="0.533cm" svg:height="0.717cm" svg:x="12.517cm" svg:y="21.725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6" draw:layer="layout" svg:width="0.535cm" svg:height="0.717cm" svg:x="13.259cm" svg:y="21.725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193cm" svg:height="0.717cm" svg:x="13.058cm" svg:y="21.7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2" draw:text-style-name="P16" draw:layer="layout" svg:width="1.632cm" svg:height="1.093cm" svg:x="10.262cm" svg:y="23.05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26" draw:text-style-name="P17" draw:layer="layout" svg:width="0.533cm" svg:height="0.717cm" svg:x="10.44cm" svg:y="23.247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6" draw:layer="layout" svg:width="0.535cm" svg:height="0.717cm" svg:x="11.182cm" svg:y="23.247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7" draw:layer="layout" svg:width="0.193cm" svg:height="0.717cm" svg:x="10.981cm" svg:y="23.2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2" draw:text-style-name="P16" draw:layer="layout" svg:width="1.632cm" svg:height="1.094cm" svg:x="0.724cm" svg:y="23.05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23" draw:text-style-name="P16" draw:layer="layout" svg:width="0.533cm" svg:height="0.719cm" svg:x="0.902cm" svg:y="23.249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6" draw:layer="layout" svg:width="0.535cm" svg:height="0.719cm" svg:x="1.644cm" svg:y="23.24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7" draw:layer="layout" svg:width="0.193cm" svg:height="0.719cm" svg:x="1.443cm" svg:y="23.24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5" draw:text-style-name="P17" draw:layer="layout" svg:width="1.632cm" svg:height="1.093cm" svg:x="5.463cm" svg:y="23.05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23" draw:text-style-name="P16" draw:layer="layout" svg:width="0.533cm" svg:height="0.719cm" svg:x="5.641cm" svg:y="23.248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7" draw:layer="layout" svg:width="0.533cm" svg:height="0.719cm" svg:x="6.385cm" svg:y="23.248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7" draw:layer="layout" svg:width="0.193cm" svg:height="0.719cm" svg:x="6.182cm" svg:y="23.24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5" draw:text-style-name="P17" draw:layer="layout" svg:width="1.632cm" svg:height="1.093cm" svg:x="15.86cm" svg:y="23.0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1">
            <draw:custom-shape draw:style-name="gr36" draw:text-style-name="P17" draw:layer="layout" svg:width="0.535cm" svg:height="0.719cm" svg:x="16.038cm" svg:y="23.246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7" draw:layer="layout" svg:width="0.533cm" svg:height="0.719cm" svg:x="16.783cm" svg:y="23.246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7" draw:layer="layout" svg:width="0.193cm" svg:height="0.719cm" svg:x="16.582cm" svg:y="23.246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5" draw:text-style-name="P17" draw:layer="layout" svg:width="1.632cm" svg:height="1.093cm" svg:x="7.5cm" svg:y="23.05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6" draw:text-style-name="P17" draw:layer="layout" svg:width="0.535cm" svg:height="0.719cm" svg:x="7.678cm" svg:y="23.24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0.533cm" svg:height="0.719cm" svg:x="8.422cm" svg:y="23.248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7" draw:layer="layout" svg:width="0.193cm" svg:height="0.719cm" svg:x="8.22cm" svg:y="23.24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9" draw:text-style-name="P17" draw:layer="layout" svg:width="1.632cm" svg:height="1.094cm" svg:x="19.322cm" svg:y="23.05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23" draw:text-style-name="P16" draw:layer="layout" svg:width="0.533cm" svg:height="0.719cm" svg:x="19.5cm" svg:y="23.249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0.533cm" svg:height="0.719cm" svg:x="20.243cm" svg:y="23.24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7" draw:layer="layout" svg:width="0.195cm" svg:height="0.719cm" svg:x="20.042cm" svg:y="23.24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2" draw:text-style-name="P16" draw:layer="layout" svg:width="1.632cm" svg:height="1.093cm" svg:x="12.342cm" svg:y="23.05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0" draw:text-style-name="P16" draw:layer="layout" svg:width="0.535cm" svg:height="0.717cm" svg:x="12.519cm" svg:y="23.247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7" draw:layer="layout" svg:width="0.533cm" svg:height="0.717cm" svg:x="13.265cm" svg:y="23.247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7" draw:layer="layout" svg:width="0.195cm" svg:height="0.717cm" svg:x="13.062cm" svg:y="23.2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9" draw:text-style-name="P17" draw:layer="layout" svg:width="1.632cm" svg:height="1.094cm" svg:x="10.246cm" svg:y="21.53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0" draw:text-style-name="P16" draw:layer="layout" svg:width="0.535cm" svg:height="0.717cm" svg:x="10.423cm" svg:y="21.725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7" draw:layer="layout" svg:width="0.533cm" svg:height="0.717cm" svg:x="11.169cm" svg:y="21.725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195cm" svg:height="0.717cm" svg:x="10.966cm" svg:y="21.7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5" draw:text-style-name="P17" draw:layer="layout" svg:width="1.632cm" svg:height="1.093cm" svg:x="0.727cm" svg:y="21.53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26" draw:text-style-name="P17" draw:layer="layout" svg:width="0.533cm" svg:height="0.717cm" svg:x="0.905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7" draw:layer="layout" svg:width="0.533cm" svg:height="0.717cm" svg:x="1.65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193cm" svg:height="0.717cm" svg:x="1.448cm" svg:y="21.7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2" draw:text-style-name="P16" draw:layer="layout" svg:width="1.632cm" svg:height="1.093cm" svg:x="5.454cm" svg:y="21.53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6" draw:text-style-name="P17" draw:layer="layout" svg:width="0.535cm" svg:height="0.719cm" svg:x="5.632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0.533cm" svg:height="0.719cm" svg:x="6.376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6" draw:layer="layout" svg:width="0.193cm" svg:height="0.719cm" svg:x="6.174cm" svg:y="21.7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2" draw:text-style-name="P16" draw:layer="layout" svg:width="1.632cm" svg:height="1.093cm" svg:x="2.737cm" svg:y="21.53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6" draw:text-style-name="P17" draw:layer="layout" svg:width="0.535cm" svg:height="0.719cm" svg:x="2.915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7" draw:layer="layout" svg:width="0.535cm" svg:height="0.719cm" svg:x="3.657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7" draw:layer="layout" svg:width="0.195cm" svg:height="0.719cm" svg:x="3.456cm" svg:y="21.7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5" draw:text-style-name="P17" draw:layer="layout" svg:width="1.632cm" svg:height="1.093cm" svg:x="2.706cm" svg:y="23.05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3" draw:text-style-name="P16" draw:layer="layout" svg:width="0.535cm" svg:height="0.719cm" svg:x="2.884cm" svg:y="23.246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6" draw:layer="layout" svg:width="0.535cm" svg:height="0.719cm" svg:x="3.627cm" svg:y="23.246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6" draw:layer="layout" svg:width="0.195cm" svg:height="0.719cm" svg:x="3.426cm" svg:y="23.246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2" draw:text-style-name="P16" draw:layer="layout" svg:width="1.632cm" svg:height="1.093cm" svg:x="15.839cm" svg:y="21.53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3" draw:text-style-name="P16" draw:layer="layout" svg:width="0.535cm" svg:height="0.719cm" svg:x="16.018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0.533cm" svg:height="0.719cm" svg:x="16.762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6" draw:layer="layout" svg:width="0.193cm" svg:height="0.719cm" svg:x="16.561cm" svg:y="21.721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39" draw:text-style-name="P22" draw:layer="layout" svg:width="4.492cm" svg:height="6.397cm" svg:x="0.21cm" svg:y="19.78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4.492cm" svg:height="6.397cm" svg:x="5.042cm" svg:y="19.78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4.492cm" svg:height="6.397cm" svg:x="9.918cm" svg:y="19.78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2" draw:layer="layout" svg:width="3.692cm" svg:height="6.397cm" svg:x="14.746cm" svg:y="19.78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2" draw:layer="layout" svg:width="2.732cm" svg:height="6.397cm" svg:x="18.736cm" svg:y="19.78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2" draw:text-style-name="P24" draw:layer="layout" svg:width="8.769cm" svg:height="2.511cm" draw:transform="rotate (0.746477321077975) translate (6.902cm 11.856cm)">
          <text:p text:style-name="P23"><text:span text:style-name="T7">College of Scripting</text:span></text:p>
          <text:p text:style-name="P23"><text:span text:style-name="T7">Music &amp;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43" draw:text-style-name="P25" draw:layer="layout" svg:width="6.715cm" svg:height="1.826cm" svg:x="0.416cm" svg:y="0.392cm">
          <draw:text-box>
            <text:p><text:span text:style-name="T8">TRUE AI</text:span></text:p>
          </draw:text-box>
        </draw:frame>
        <draw:custom-shape draw:style-name="gr44" draw:text-style-name="P24" draw:layer="layout" svg:width="4.872cm" svg:height="2.708cm" draw:transform="rotate (0.746477321077975) translate (10.788cm 12.329cm)">
          <text:p text:style-name="P23"><text:span text:style-name="T7">Christopher</text:span></text:p>
          <text:p text:style-name="P23"><text:span text:style-name="T7">Andrew</text:span></text:p>
          <text:p text:style-name="P23"><text:span text:style-name="T7">Topalia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45" draw:text-style-name="P25" draw:layer="layout" svg:width="5.209cm" svg:height="2.384cm" svg:x="15.903cm" svg:y="16.968cm">
          <draw:text-box>
            <text:p><text:span text:style-name="T9">(c) Christopher <text:s text:c="6"/>Andrew <text:s text:c="3"/></text:span></text:p>
            <text:p><text:span text:style-name="T9"><text:s text:c="6"/>Topalia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watermarkFull" xlink:href="Pictures/1003491A0000548B00006D597AF1A607.pdf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641cm" fo:page-height="27.991cm" style:print-orientation="portrait"/>
    </style:page-layout>
    <style:style style:name="Mdp1" style:family="drawing-page">
      <style:drawing-page-properties draw:background-size="border" draw:fill="bitmap" draw:fill-image-name="watermarkFull" draw:fill-image-width="2.54cm" draw:fill-image-height="2.54cm" style:repeat="stretch" draw:fill-image-ref-point-x="0%" draw:fill-image-ref-point-y="0%" draw:fill-image-ref-point="center" draw:tile-repeat-offset="0% vertical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20T14:18:44.624617800</meta:creation-date>
    <dc:date>2025-06-25T23:26:40.580754400</dc:date>
    <meta:editing-duration>P13DT4H40M34S</meta:editing-duration>
    <meta:editing-cycles>51</meta:editing-cycles>
    <meta:generator>LibreOffice/25.2.3.2$Windows_X86_64 LibreOffice_project/bbb074479178df812d175f709636b368952c2ce3</meta:generator>
    <meta:keyword>ai</meta:keyword>
    <meta:keyword>true ai</meta:keyword>
    <dc:subject>true artificial intelligence</dc:subject>
    <dc:title>CATopalian True AI by Christopher Andrew Topalian</dc:title>
    <dc:description>Dedicated to God the Father
All Rights Reserved Christopher Andrew Topalian Copyright 2000-2025
CATopalian True AI by Christopher Andrew Topalian

https://github.com/ChristopherAndrewTopalian
https://github.com/ChristopherTopalian
https://sites.google.com/view/collegeofscripting/home
https://www.youtube.com/@CollegeOfScripting

College of Scripting Music &amp; Science</dc:description>
    <dc:publisher>Christopher Andrew Topalian</dc:publisher>
    <meta:document-statistic meta:object-count="299"/>
  </office:meta>
</office:document-meta>
</file>